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📊 QGIS PROJECT LAYER STATISTICS REPORT</text:p>
      <text:p text:style-name="P2">================================================================================</text:p>
      <text:p text:style-name="P2">Generated: 2025-09-24 12:21:08</text:p>
      <text:p text:style-name="P2">Qt Version: 5</text:p>
      <text:p text:style-name="P2">Project: Flora_Geral_final</text:p>
      <text:p text:style-name="P1"/>
      <text:p text:style-name="P2">📋 SUMMARY</text:p>
      <text:p text:style-name="P2">----------------------------------------</text:p>
      <text:p text:style-name="P2">Total Layers: 13</text:p>
      <text:p text:style-name="P2">Vector Layers: 13</text:p>
      <text:p text:style-name="P2">Raster Layers: 0</text:p>
      <text:p text:style-name="P2">Total Features: 352,309</text:p>
      <text:p text:style-name="P1"/>
      <text:p text:style-name="P2">🗺️ VECTOR LAYERS</text:p>
      <text:p text:style-name="P2">----------------------------------------</text:p>
      <text:p text:style-name="P2">1. 0 Territorio</text:p>
      <text:p text:style-name="P2">Geometry: MultiPolygon</text:p>
      <text:p text:style-name="P2">Features: 69</text:p>
      <text:p text:style-name="P2">Fields: 2</text:p>
      <text:p text:style-name="P2">CRS: EPSG:4674 (SIRGAS 2000)</text:p>
      <text:p text:style-name="P2">Provider: ogr</text:p>
      <text:p text:style-name="P2">Field Details: nome (String), geometriaa (String)</text:p>
      <text:p text:style-name="P2">Extent: X(-41.88, -39.66) Y(-21.31, -17.89)</text:p>
      <text:p text:style-name="P1"/>
      <text:p text:style-name="P2">2. Cont_Fam-Macror</text:p>
      <text:p text:style-name="P2">Geometry: MultiPolygon</text:p>
      <text:p text:style-name="P2">Features: 4</text:p>
      <text:p text:style-name="P2">Fields: 7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, Cont_Fam-M (Real)</text:p>
      <text:p text:style-name="P2">Extent: X(200193.69, 429827.51) Y(7643005.80, 8021033.61)</text:p>
      <text:p text:style-name="P1"/>
      <text:p text:style-name="P2">3. Cont_Instituicao-Macror</text:p>
      <text:p text:style-name="P2">Geometry: MultiPolygon</text:p>
      <text:p text:style-name="P2">Features: 4</text:p>
      <text:p text:style-name="P2">Fields: 7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, Cont_Intit (Real)</text:p>
      <text:p text:style-name="P2">Extent: X(200193.69, 429827.51) Y(7643005.80, 8021033.61)</text:p>
      <text:p text:style-name="P1"><text:soft-page-break/></text:p>
      <text:p text:style-name="P2">4. Conta_Filo-Macror_Filo</text:p>
      <text:p text:style-name="P2">Geometry: MultiPolygon</text:p>
      <text:p text:style-name="P2">Features: 4</text:p>
      <text:p text:style-name="P2">Fields: 7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, Cont_Filo- (Real)</text:p>
      <text:p text:style-name="P2">Extent: X(200193.69, 429827.51) Y(7643005.80, 8021033.61)</text:p>
      <text:p text:style-name="P1"/>
      <text:p text:style-name="P2">5. Distribuicao por Filo</text:p>
      <text:p text:style-name="P2">Geometry: MultiPoint</text:p>
      <text:p text:style-name="P2">Features: 120,183</text:p>
      <text:p text:style-name="P2">Fields: 46</text:p>
      <text:p text:style-name="P2">CRS: EPSG:31984 (SIRGAS 2000 / UTM zone 24S)</text:p>
      <text:p text:style-name="P2">Provider: ogr</text:p>
      <text:p text:style-name="P2">Field Details: 46 fields (too many to display)</text:p>
      <text:p text:style-name="P2">Extent: X(201738.88, 429027.53) Y(7644609.90, 8015985.39)</text:p>
      <text:p text:style-name="P1"/>
      <text:p text:style-name="P2">6. Distribuicao por Instituicao</text:p>
      <text:p text:style-name="P2">Geometry: MultiPoint</text:p>
      <text:p text:style-name="P2">Features: 120,183</text:p>
      <text:p text:style-name="P2">Fields: 46</text:p>
      <text:p text:style-name="P2">CRS: EPSG:31984 (SIRGAS 2000 / UTM zone 24S)</text:p>
      <text:p text:style-name="P2">Provider: ogr</text:p>
      <text:p text:style-name="P2">Field Details: 46 fields (too many to display)</text:p>
      <text:p text:style-name="P2">Extent: X(201738.88, 429027.53) Y(7644609.90, 8015985.39)</text:p>
      <text:p text:style-name="P1"/>
      <text:p text:style-name="P2">7. Estados_Vizinhos_INPE_Mt-Atlant</text:p>
      <text:p text:style-name="P2">Geometry: MultiPolygon</text:p>
      <text:p text:style-name="P2">Features: 8</text:p>
      <text:p text:style-name="P2">Fields: 9</text:p>
      <text:p text:style-name="P2">CRS: EPSG:4674 (SIRGAS 2000)</text:p>
      <text:p text:style-name="P2">Provider: ogr</text:p>
      <text:p text:style-name="P2">Field Details: fid (Real), id (Real), nome (String), sigla (String), geocodigo (String), layer (String), path (String), class_id (Integer), class (String)</text:p>
      <text:p text:style-name="P2">Extent: X(-43.22, -39.14) Y(-21.87, -17.49)</text:p>
      <text:p text:style-name="P1"/>
      <text:p text:style-name="P2">8. Distribuicao por Familia</text:p>
      <text:p text:style-name="P2">Geometry: MultiPoint</text:p>
      <text:p text:style-name="P2">Features: 111,747</text:p>
      <text:p text:style-name="P2">Fields: 46</text:p>
      <text:p text:style-name="P2"><text:soft-page-break/>CRS: EPSG:31984 (SIRGAS 2000 / UTM zone 24S)</text:p>
      <text:p text:style-name="P2">Provider: ogr</text:p>
      <text:p text:style-name="P2">Field Details: 46 fields (too many to display)</text:p>
      <text:p text:style-name="P2">Extent: X(201738.88, 429027.53) Y(7644609.90, 8015985.39)</text:p>
      <text:p text:style-name="P1"/>
      <text:p text:style-name="P2">9. Macrorregiao</text:p>
      <text:p text:style-name="P2">Geometry: MultiPolygon</text:p>
      <text:p text:style-name="P2">Features: 4</text:p>
      <text:p text:style-name="P2">Fields: 6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</text:p>
      <text:p text:style-name="P2">Extent: X(200193.69, 429827.51) Y(7643005.80, 8021033.61)</text:p>
      <text:p text:style-name="P1"/>
      <text:p text:style-name="P2">10. Macrorregiao_lim 1</text:p>
      <text:p text:style-name="P2">Geometry: MultiPolygon</text:p>
      <text:p text:style-name="P2">Features: 4</text:p>
      <text:p text:style-name="P2">Fields: 6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</text:p>
      <text:p text:style-name="P2">Extent: X(200193.69, 429827.51) Y(7643005.80, 8021033.61)</text:p>
      <text:p text:style-name="P1"/>
      <text:p text:style-name="P2">11. Macrorregiao_lim 2</text:p>
      <text:p text:style-name="P2">Geometry: MultiPolygon</text:p>
      <text:p text:style-name="P2">Features: 4</text:p>
      <text:p text:style-name="P2">Fields: 6</text:p>
      <text:p text:style-name="P2">CRS: EPSG:31984 (SIRGAS 2000 / UTM zone 24S)</text:p>
      <text:p text:style-name="P2">Provider: ogr</text:p>
      <text:p text:style-name="P2">Field Details: fid (Integer64), nome (String), areaKm2 (Real), fonte (String), data (String), origem (String)</text:p>
      <text:p text:style-name="P2">Extent: X(200193.69, 429827.51) Y(7643005.80, 8021033.61)</text:p>
      <text:p text:style-name="P1"/>
      <text:p text:style-name="P2">12. Massa_Dagua_Litoral_IBGE</text:p>
      <text:p text:style-name="P2">Geometry: MultiPolygon</text:p>
      <text:p text:style-name="P2">Features: 18</text:p>
      <text:p text:style-name="P2">Fields: 9</text:p>
      <text:p text:style-name="P2">CRS: EPSG:4326 (WGS 84)</text:p>
      <text:p text:style-name="P2">Provider: ogr</text:p>
      <text:p text:style-name="P2">Field Details: nome (String), geometriaa (String), tipomassad (String), regime (String), salgada (String), dominialid (String), artificial (String), possuitrec (String), area (Real)</text:p>
      <text:p text:style-name="P2">Extent: X(-41.73, -38.28) Y(-21.83, -17.49)</text:p>
      <text:p text:style-name="P1"><text:soft-page-break/></text:p>
      <text:p text:style-name="P2">13. Municipios_IBGE_2023</text:p>
      <text:p text:style-name="P2">Geometry: MultiPolygon</text:p>
      <text:p text:style-name="P2">Features: 77</text:p>
      <text:p text:style-name="P2">Fields: 13</text:p>
      <text:p text:style-name="P2">CRS: EPSG:4674 (SIRGAS 2000)</text:p>
      <text:p text:style-name="P2">Provider: ogr</text:p>
      <text:p text:style-name="P2">Field Details: 13 fields (too many to display)</text:p>
      <text:p text:style-name="P2">Extent: X(-41.88, -39.67) Y(-21.30, -17.89)</text:p>
      <text:p text:style-name="P1"/>
      <text:p text:style-name="P2">⚡ PERFORMANCE</text:p>
      <text:p text:style-name="P2">----------------------------------------</text:p>
      <text:p text:style-name="P2">Analysis completed in: 1.069 seconds</text:p>
      <text:p text:style-name="P2">Average processing per layer: 0.082 seconds</text:p>
      <text:p text:style-name="P1"/>
      <text:p text:style-name="P2">📐 GEOMETRY TYPE SUMMARY</text:p>
      <text:p text:style-name="P2">----------------------------------------</text:p>
      <text:p text:style-name="P2">MultiPolygon: 10 layer(s)</text:p>
      <text:p text:style-name="P2">MultiPoint: 3 layer(s)</text:p>
      <text:p text:style-name="P1"/>
      <text:p text:style-name="P2">================================================================================</text:p>
      <text:p text:style-name="P2">Report completed successfully! 🎉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22:19.405000000</meta:creation-date>
    <dc:date>2025-09-24T12:23:44.180000000</dc:date>
    <meta:editing-duration>PT1M24S</meta:editing-duration>
    <meta:editing-cycles>1</meta:editing-cycles>
    <meta:document-statistic meta:table-count="0" meta:image-count="0" meta:object-count="0" meta:page-count="4" meta:paragraph-count="127" meta:word-count="524" meta:character-count="4229" meta:non-whitespace-character-count="3832"/>
    <meta:generator>LibreOffice/24.2.4.2$Windows_X86_64 LibreOffice_project/51a6219feb6075d9a4c46691dcfe0cd9c4fff3c2</meta:generator>
  </office:meta>
</office:document-meta>
</file>